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e3fbe" draw:opacity="76%" draw:textarea-horizontal-align="justify" draw:textarea-vertical-align="middle" draw:auto-grow-height="false" fo:min-height="8.135cm" fo:min-width="24.39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3cm" fo:min-width="22.217cm"/>
    </style:style>
    <style:style style:name="gr3" style:family="graphic" style:parent-style-name="standard">
      <style:graphic-properties svg:stroke-color="#000000" draw:fill-color="#008000" draw:textarea-horizontal-align="justify" draw:textarea-vertical-align="middle" draw:auto-grow-height="false" fo:min-height="1.909cm" fo:min-width="22.217cm"/>
    </style:style>
    <style:style style:name="gr4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22.233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6.837cm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6.866cm"/>
    </style:style>
    <style:style style:name="gr7" style:family="graphic" style:parent-style-name="standard">
      <style:graphic-properties svg:stroke-color="#000000" draw:fill-color="#7e3fbe" draw:textarea-horizontal-align="justify" draw:textarea-vertical-align="middle" draw:auto-grow-height="false" fo:min-height="1.912cm" fo:min-width="6.837cm"/>
    </style:style>
    <style:style style:name="gr8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6.672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6.7cm"/>
    </style:style>
    <style:style style:name="gr10" style:family="graphic" style:parent-style-name="standard">
      <style:graphic-properties svg:stroke-color="#000000" draw:fill-color="#7e3fbe" draw:textarea-horizontal-align="justify" draw:textarea-vertical-align="middle" draw:auto-grow-height="false" fo:min-height="1.912cm" fo:min-width="6.672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22.487cm"/>
    </style:style>
    <style:style style:name="gr12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6.717cm"/>
    </style:style>
    <style:style style:name="gr13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6.745cm"/>
    </style:style>
    <style:style style:name="gr14" style:family="graphic" style:parent-style-name="standard">
      <style:graphic-properties svg:stroke-color="#000000" draw:fill-color="#7e3fbe" draw:textarea-horizontal-align="justify" draw:textarea-vertical-align="middle" draw:auto-grow-height="false" fo:min-height="1.912cm" fo:min-width="6.717cm"/>
    </style:style>
    <style:style style:name="gr15" style:family="graphic" style:parent-style-name="standard">
      <style:graphic-properties draw:stroke="none" svg:stroke-color="#000000" draw:fill="none" draw:fill-color="#ffffff" fo:min-height="0.514cm"/>
    </style:style>
    <style:style style:name="P1" style:family="paragraph">
      <loext:graphic-properties draw:fill-color="#7e3fbe" draw:opacity="76%"/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font-size="24pt"/>
    </style:style>
    <style:style style:name="P3" style:family="paragraph">
      <loext:graphic-properties draw:fill-color="#008000"/>
      <style:paragraph-properties fo:text-align="center"/>
      <style:text-properties fo:font-size="24pt"/>
    </style:style>
    <style:style style:name="P4" style:family="paragraph">
      <loext:graphic-properties draw:fill-color="#d22b2b"/>
      <style:paragraph-properties fo:text-align="center"/>
      <style:text-properties fo:font-size="24pt"/>
    </style:style>
    <style:style style:name="P5" style:family="paragraph">
      <loext:graphic-properties draw:fill-color="#808080"/>
      <style:paragraph-properties fo:text-align="center"/>
      <style:text-properties fo:font-size="24pt"/>
    </style:style>
    <style:style style:name="P6" style:family="paragraph">
      <loext:graphic-properties draw:fill-color="#7e3fbe"/>
      <style:paragraph-properties fo:text-align="center"/>
      <style:text-properties fo:font-size="24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color="#ffffff" fo:font-size="24pt" style:font-size-asian="20pt" style:font-size-complex="2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4.892cm" svg:height="8.385cm" svg:x="1.524cm" svg:y="3.5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2.717cm" svg:height="1.763cm" svg:x="3.302cm" svg:y="1.523cm">
            <text:p text:style-name="P2">Application &amp; Service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2.717cm" svg:height="2.159cm" svg:x="3.302cm" svg:y="4.079cm">
            <text:p text:style-name="P2">System Services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2.733cm" svg:height="2.162cm" svg:x="3.302cm" svg:y="6.712cm">
            <text:p text:style-name="P2">Orchestration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4" draw:layer="layout" svg:width="7.337cm" svg:height="2.162cm" svg:x="3.285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7.366cm" svg:height="2.288cm" svg:x="3.256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7.337cm" svg:height="2.162cm" svg:x="3.285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4" draw:layer="layout" svg:width="7.172cm" svg:height="2.162cm" svg:x="11.148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" draw:layer="layout" svg:width="7.2cm" svg:height="2.288cm" svg:x="11.12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7.172cm" svg:height="2.162cm" svg:x="11.148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1" draw:text-style-name="P5" draw:layer="layout" svg:width="22.987cm" svg:height="2.288cm" svg:x="3.175cm" svg:y="17.737cm">
            <text:p text:style-name="P2">Infrastructure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4" draw:layer="layout" svg:width="7.217cm" svg:height="2.162cm" svg:x="18.845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5" draw:layer="layout" svg:width="7.245cm" svg:height="2.288cm" svg:x="18.817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14" draw:text-style-name="P6" draw:layer="layout" svg:width="7.217cm" svg:height="2.162cm" svg:x="18.845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5" draw:text-style-name="P8" draw:layer="layout" svg:width="5.818cm" svg:height="1.195cm" draw:transform="rotate (1.5707963267949) translate (1.811cm 10.374cm)">
            <draw:text-box>
              <text:p text:style-name="P7"><text:span text:style-name="T1">Distributed</text:span><text:span text:style-name="T2"> O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6:03:47.723016355</meta:creation-date>
    <dc:date>2017-07-18T15:31:45.656990979</dc:date>
    <meta:editing-duration>PT17M36S</meta:editing-duration>
    <meta:editing-cycles>16</meta:editing-cycles>
    <meta:generator>LibreOffice/5.3.4.2$Linux_X86_64 LibreOffice_project/30m0$Build-2</meta:generator>
    <meta:document-statistic meta:object-count="19"/>
  </office:meta>
</office:document-meta>
</file>